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otumChe" svg:font-family="DotumChe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bottom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fit-to-size="false" fo:min-height="0.6cm" fo:padding-top="0cm" fo:padding-bottom="0cm" fo:padding-left="0cm" fo:padding-right="0cm"/>
    </style:style>
    <style:style style:name="gr4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bottom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fo:min-height="0.6cm" fo:padding-top="0cm" fo:padding-bottom="0cm" fo:padding-left="0cm" fo:padding-right="0cm"/>
    </style:style>
    <style:style style:name="gr7" style:family="graphic" style:parent-style-name="objectwithoutfill">
      <style:graphic-properties draw:stroke="solid" svg:stroke-width="0.05cm" svg:stroke-color="#000000" draw:marker-end="Arrow" draw:marker-end-width="0.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DotumChe" fo:font-size="10pt" style:font-size-asian="9pt" style:font-size-complex="9pt"/>
    </style:style>
    <style:style style:name="P4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DotumChe" fo:font-size="10pt" fo:font-weight="bold" style:font-name-asian="Courier New" style:font-size-asian="9pt" style:font-weight-asian="bold" style:font-name-complex="Courier New" style:font-size-complex="9pt" style:font-weight-complex="bold"/>
    </style:style>
    <style:style style:name="P5" style:family="paragraph">
      <style:paragraph-properties fo:text-align="center"/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P6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DotumChe" fo:font-style="normal" fo:text-shadow="none" style:text-underline-style="none" fo:font-weight="bold" style:letter-kerning="true" style:font-name-asian="Courier New" style:font-style-asian="normal" style:font-weight-asian="bold" style:font-name-complex="Courier New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DotumChe" fo:font-size="10pt" fo:font-weight="bold" style:font-name-asian="Courier New" style:font-size-asian="9pt" style:font-weight-asian="bold" style:font-name-complex="Courier New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2cm" svg:height="1.7cm" svg:x="5.9cm" svg:y="5.4cm">
          <draw:glue-point draw:id="8" svg:x="5.081cm" svg:y="-5.208cm"/>
          <draw:glue-point draw:id="9" svg:x="5cm" svg:y="-1.47cm"/>
          <draw:glue-point draw:id="10" svg:x="5cm" svg:y="1.47cm"/>
          <draw:glue-point draw:id="11" svg:x="-2.38cm" svg:y="-5cm"/>
          <draw:glue-point draw:id="12" svg:x="2.38cm" svg:y="-5cm"/>
          <draw:glue-point draw:id="13" svg:x="-2.38cm" svg:y="5cm"/>
          <draw:glue-point draw:id="14" svg:x="2.38cm" svg:y="5cm"/>
          <draw:glue-point draw:id="15" svg:x="-5cm" svg:y="1.47cm"/>
          <draw:glue-point draw:id="16" svg:x="-5cm" svg:y="-1.47cm"/>
          <draw:glue-point draw:id="17" svg:x="-1.19cm" svg:y="-5cm"/>
          <draw:glue-point draw:id="18" svg:x="1.19cm" svg:y="-5cm"/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4cm" svg:height="1.5cm" svg:x="6cm" svg:y="5.5cm">
          <text:p text:style-name="P2"><text:span text:style-name="T1">Engin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text-style-name="P4" draw:layer="layout" svg:width="4.2cm" svg:height="0.5cm" svg:x="5.9cm" svg:y="5.5cm">
          <draw:text-box>
            <text:p text:style-name="P3"><text:span text:style-name="T2">LMT.events</text:span></text:p>
          </draw:text-box>
        </draw:frame>
        <draw:custom-shape draw:style-name="gr1" draw:text-style-name="P1" draw:layer="layout" svg:width="12cm" svg:height="3cm" svg:x="2cm" svg:y="0.5cm">
          <draw:glue-point draw:id="8" svg:x="5.081cm" svg:y="-5.208cm"/>
          <draw:glue-point draw:id="9" svg:x="5cm" svg:y="-2.5cm"/>
          <draw:glue-point draw:id="10" svg:x="5cm" svg:y="2.5cm"/>
          <draw:glue-point draw:id="11" svg:x="0.833cm" svg:y="5cm"/>
          <draw:glue-point draw:id="12" svg:x="-0.833cm" svg:y="5cm"/>
          <draw:glue-point draw:id="13" svg:x="-0.416cm" svg:y="3.333cm"/>
          <draw:glue-point draw:id="14" svg:x="0.416cm" svg:y="3.333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3cm" svg:height="1.6cm" svg:x="2.5cm" svg:y="1.4cm">
          <text:p text:style-name="P5">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cm" svg:height="1.6cm" svg:x="6.5cm" svg:y="1.4cm">
          <draw:glue-point draw:id="8" svg:x="1.666cm" svg:y="5cm"/>
          <draw:glue-point draw:id="9" svg:x="-1.666cm" svg:y="5cm"/>
          <text:p text:style-name="P1">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cm" svg:height="1cm" svg:x="10.5cm" svg:y="2cm">
          <text:p text:style-name="P1">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cm" svg:height="1cm" svg:x="2.5cm" svg:y="0.5cm">
          <text:p text:style-name="P2"><text:span text:style-name="T1">User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1cm" svg:height="0.5cm" svg:x="2.1cm" svg:y="0.5cm">
          <draw:text-box>
            <text:p text:style-name="P3"><text:span text:style-name="T2">LMT.ui</text:span></text:p>
          </draw:text-box>
        </draw:frame>
        <draw:frame draw:style-name="gr3" draw:text-style-name="P4" draw:layer="layout" svg:width="3cm" svg:height="0.5cm" svg:x="2.5cm" svg:y="1.5cm">
          <draw:text-box>
            <text:p text:style-name="P6"><text:span text:style-name="T3">LMT.ui.svg</text:span></text:p>
          </draw:text-box>
        </draw:frame>
        <draw:frame draw:style-name="gr3" draw:text-style-name="P4" draw:layer="layout" svg:width="3cm" svg:height="0.5cm" svg:x="6.5cm" svg:y="1.5cm">
          <draw:text-box>
            <text:p text:style-name="P3"><text:span text:style-name="T2">LMT.ui.html</text:span></text:p>
          </draw:text-box>
        </draw:frame>
        <draw:frame draw:style-name="gr3" draw:text-style-name="P4" draw:layer="layout" svg:width="3cm" svg:height="0.5cm" svg:x="10.5cm" svg:y="1.5cm">
          <draw:text-box>
            <text:p text:style-name="P3"><text:span text:style-name="T2">LMT.ui.out</text:span></text:p>
          </draw:text-box>
        </draw:frame>
        <draw:custom-shape draw:style-name="gr1" draw:text-style-name="P1" xml:id="id6" draw:id="id6" draw:layer="layout" svg:width="15cm" svg:height="3cm" svg:x="0.5cm" svg:y="9.1cm">
          <draw:glue-point draw:id="8" svg:x="5.081cm" svg:y="-5.208cm"/>
          <draw:glue-point draw:id="9" svg:x="5cm" svg:y="-2.5cm"/>
          <draw:glue-point draw:id="10" svg:x="5cm" svg:y="2.5cm"/>
          <draw:glue-point draw:id="11" svg:x="0.666cm" svg:y="-5cm"/>
          <draw:glue-point draw:id="12" svg:x="-0.666cm" svg:y="-5cm"/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15cm" svg:height="1cm" svg:x="0.5cm" svg:y="9cm">
          <text:p text:style-name="P2"><text:span text:style-name="T1">Application Sta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3.9cm" svg:height="1.6cm" svg:x="4.6cm" svg:y="10cm">
          <text:p text:style-name="P1">ActionStac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text-style-name="P4" draw:layer="layout" svg:width="3.9cm" svg:height="0.5cm" svg:x="4.6cm" svg:y="10.1cm">
          <draw:text-box>
            <text:p text:style-name="P3"><text:span text:style-name="T2">LMT.actionstack</text:span></text:p>
          </draw:text-box>
        </draw:frame>
        <draw:custom-shape draw:style-name="gr2" draw:text-style-name="P1" draw:layer="layout" svg:width="3cm" svg:height="1.6cm" svg:x="1.1cm" svg:y="10cm">
          <text:p text:style-name="P1">Model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text-style-name="P4" draw:layer="layout" svg:width="3cm" svg:height="0.5cm" svg:x="1.1cm" svg:y="10.1cm">
          <draw:text-box>
            <text:p text:style-name="P3"><text:span text:style-name="T2">LMT.model</text:span></text:p>
          </draw:text-box>
        </draw:frame>
        <draw:custom-shape draw:style-name="gr2" draw:text-style-name="P1" draw:layer="layout" svg:width="3cm" svg:height="1.6cm" svg:x="9.1cm" svg:y="10cm">
          <text:p text:style-name="P1">Setting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text-style-name="P4" draw:layer="layout" svg:width="3cm" svg:height="0.5cm" svg:x="9.1cm" svg:y="10cm">
          <draw:text-box>
            <text:p text:style-name="P3"><text:span text:style-name="T2">LMT.settings</text:span></text:p>
          </draw:text-box>
        </draw:frame>
        <draw:frame draw:style-name="gr3" draw:text-style-name="P4" draw:layer="layout" svg:width="3cm" svg:height="0.5cm" svg:x="12.5cm" svg:y="9.6cm">
          <draw:text-box>
            <text:p text:style-name="P3"><text:span text:style-name="T2">LMT.datasource</text:span></text:p>
          </draw:text-box>
        </draw:frame>
        <draw:frame draw:style-name="gr3" draw:text-style-name="P4" draw:layer="layout" svg:width="3cm" svg:height="0.5cm" svg:x="12.5cm" svg:y="10.1cm">
          <draw:text-box>
            <text:p text:style-name="P3"><text:span text:style-name="T2">LMT.modelData</text:span></text:p>
          </draw:text-box>
        </draw:frame>
        <draw:frame draw:style-name="gr3" draw:text-style-name="P4" draw:layer="layout" svg:width="3cm" svg:height="0.5cm" svg:x="12.5cm" svg:y="10.6cm">
          <draw:text-box>
            <text:p text:style-name="P3"><text:span text:style-name="T2">LMT.simResult</text:span></text:p>
          </draw:text-box>
        </draw:frame>
        <draw:frame draw:style-name="gr3" draw:text-style-name="P4" draw:layer="layout" svg:width="3cm" svg:height="0.5cm" svg:x="12.5cm" svg:y="11.1cm">
          <draw:text-box>
            <text:p text:style-name="P3"><text:span text:style-name="T2">LMT.utils</text:span></text:p>
          </draw:text-box>
        </draw:frame>
        <draw:custom-shape draw:style-name="gr1" draw:text-style-name="P1" xml:id="id3" draw:id="id3" draw:layer="layout" svg:width="4.2cm" svg:height="1.7cm" svg:x="11.9cm" svg:y="5.4cm">
          <draw:glue-point draw:id="8" svg:x="5.081cm" svg:y="-5.208cm"/>
          <draw:glue-point draw:id="9" svg:x="5cm" svg:y="-1.47cm"/>
          <draw:glue-point draw:id="10" svg:x="5cm" svg:y="1.47cm"/>
          <draw:glue-point draw:id="11" svg:x="-2.38cm" svg:y="-5cm"/>
          <draw:glue-point draw:id="12" svg:x="2.38cm" svg:y="-5cm"/>
          <draw:glue-point draw:id="13" svg:x="-2.38cm" svg:y="5cm"/>
          <draw:glue-point draw:id="14" svg:x="2.38cm" svg:y="5cm"/>
          <draw:glue-point draw:id="15" svg:x="-5cm" svg:y="1.47cm"/>
          <draw:glue-point draw:id="16" svg:x="-5cm" svg:y="-1.47cm"/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4cm" svg:height="1.5cm" svg:x="12cm" svg:y="5.5cm">
          <text:p text:style-name="P2"><text:span text:style-name="T1">ComIfac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text-style-name="P4" draw:layer="layout" svg:width="4.2cm" svg:height="0.5cm" svg:x="11.9cm" svg:y="5.5cm">
          <draw:text-box>
            <text:p text:style-name="P3"><text:span text:style-name="T2">LMT.com</text:span></text:p>
          </draw:text-box>
        </draw:frame>
        <draw:connector draw:style-name="gr7" draw:text-style-name="P1" draw:layer="layout" draw:type="line" svg:x1="7.501cm" svg:y1="3cm" svg:x2="7.501cm" svg:y2="5.4cm" draw:start-shape="id1" draw:start-glue-point="9" draw:end-shape="id2" draw:end-glue-point="17" svg:d="m7501 3000v2400" svg:viewBox="0 0 1 2401">
          <text:p/>
        </draw:connector>
        <draw:connector draw:style-name="gr7" draw:text-style-name="P1" draw:layer="layout" draw:type="line" svg:x1="8.499cm" svg:y1="5.4cm" svg:x2="8.499cm" svg:y2="3cm" draw:start-shape="id2" draw:start-glue-point="18" draw:end-shape="id1" draw:end-glue-point="8" svg:d="m8499 5400v-2400" svg:viewBox="0 0 1 2401">
          <text:p/>
        </draw:connector>
        <draw:connector draw:style-name="gr7" draw:text-style-name="P1" draw:layer="layout" draw:type="line" svg:x1="10.1cm" svg:y1="6.001cm" svg:x2="11.9cm" svg:y2="6.001cm" draw:start-shape="id2" draw:start-glue-point="9" draw:end-shape="id3" draw:end-glue-point="16" svg:d="m10100 6001h1800" svg:viewBox="0 0 1801 1">
          <text:p/>
        </draw:connector>
        <draw:connector draw:style-name="gr7" draw:text-style-name="P1" draw:layer="layout" draw:type="line" svg:x1="11.9cm" svg:y1="6.499cm" svg:x2="10.1cm" svg:y2="6.499cm" draw:start-shape="id3" draw:start-glue-point="15" draw:end-shape="id2" draw:end-glue-point="10" svg:d="m11900 6499h-1800" svg:viewBox="0 0 1801 1">
          <text:p/>
        </draw:connector>
        <draw:connector draw:style-name="gr7" draw:text-style-name="P1" draw:layer="layout" draw:type="curve" svg:x1="8.999cm" svg:y1="5.4cm" svg:x2="12cm" svg:y2="3cm" draw:start-shape="id2" draw:start-glue-point="12" draw:end-shape="id4" draw:end-glue-point="6" svg:d="m8999 5400c0-1798 3001-599 3001-2400" svg:viewBox="0 0 3002 2401">
          <text:p/>
        </draw:connector>
        <draw:connector draw:style-name="gr7" draw:text-style-name="P1" draw:layer="layout" draw:type="curve" svg:x1="4cm" svg:y1="3cm" svg:x2="7.001cm" svg:y2="5.4cm" draw:start-shape="id5" draw:start-glue-point="6" draw:end-shape="id2" draw:end-glue-point="11" svg:d="m4000 3000c0 1801 3001 602 3001 2400" svg:viewBox="0 0 3002 2401">
          <text:p/>
        </draw:connector>
        <draw:connector draw:style-name="gr7" draw:text-style-name="P1" draw:layer="layout" draw:type="curve" svg:x1="7.001cm" svg:y1="7.1cm" svg:x2="7.001cm" svg:y2="9.1cm" draw:start-shape="id2" draw:start-glue-point="13" draw:end-shape="id6" draw:end-glue-point="12" svg:d="m7001 7100v2000" svg:viewBox="0 0 1 2001">
          <text:p/>
        </draw:connector>
        <draw:connector draw:style-name="gr7" draw:text-style-name="P1" draw:layer="layout" draw:type="curve" svg:x1="8.999cm" svg:y1="9.1cm" svg:x2="8.999cm" svg:y2="7.1cm" draw:start-shape="id6" draw:start-glue-point="11" draw:end-shape="id2" draw:end-glue-point="14" svg:d="m8999 9100v-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DotumChe" svg:font-family="DotumChe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6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7:07:03.293000000</dc:date>
    <dc:creator>Rafael Küng</dc:creator>
    <meta:editing-duration>PT2M44S</meta:editing-duration>
    <meta:editing-cycles>14</meta:editing-cycles>
    <meta:generator>LibreOffice/4.1.1.2$Windows_x86 LibreOffice_project/7e4286b58adc75a14f6d83f53a03b6c11fa2903</meta:generator>
    <meta:document-statistic meta:object-count="35"/>
  </office:meta>
</office:document-meta>
</file>